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SDLC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session on sdlc delivered by snehal</text:p>
          </table:table-cell>
          <table:table-cell table:style-name="ce14"/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jquery for left panel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implemented jquery for left panel for pages whose layout have been changed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allignment for pages</text:p>
          </table:table-cell>
          <table:table-cell table:style-name="ce6" office:value-type="float" office:value="4.3">
            <text:p>4.30</text:p>
          </table:table-cell>
          <table:table-cell table:style-name="ce11" office:value-type="string">
            <text:p>woked in layouts,application helper,and all 10 files of financial report 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19:5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9T19:53:08</dc:date>
    <meta:editing-cycles>236</meta:editing-cycles>
    <meta:editing-duration>P25DT17H11M4S</meta:editing-duration>
    <meta:generator>BrOffice.org/3.3$Linux OpenOffice.org_project/330m20$Build-9567</meta:generator>
    <meta:document-statistic meta:table-count="1" meta:cell-count="16" meta:object-count="0"/>
  </office:meta>
</office:document-meta>
</file>